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062cm" style:rel-column-width="4095*"/>
    </style:style>
    <style:style style:name="Tableau4.P" style:family="table-column">
      <style:table-column-properties style:column-width="1.065cm" style:rel-column-width="411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P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>
      <style:text-properties style:text-underline-style="none"/>
    </style:style>
    <style:style style:name="P8" style:family="paragraph" style:parent-style-name="Standard" style:list-style-name="L4">
      <style:text-properties style:text-underline-style="none"/>
    </style:style>
    <style:style style:name="P9" style:family="paragraph" style:parent-style-name="Standard" style:list-style-name="L5">
      <style:text-properties style:text-underline-style="none"/>
    </style:style>
    <style:style style:name="P10" style:family="paragraph" style:parent-style-name="Standard" style:list-style-name="L6">
      <style:text-properties style:text-underline-style="none"/>
    </style:style>
    <style:style style:name="P11" style:family="paragraph" style:parent-style-name="Standard" style:list-style-name="L7">
      <style:text-properties style:text-underline-style="none"/>
    </style:style>
    <style:style style:name="P12" style:family="paragraph" style:parent-style-name="Standard" style:list-style-name="L8">
      <style:text-properties style:text-underline-style="none"/>
    </style:style>
    <style:style style:name="P13" style:family="paragraph" style:parent-style-name="Standard" style:list-style-name="L9">
      <style:text-properties style:text-underline-style="none"/>
    </style:style>
    <style:style style:name="P14" style:family="paragraph" style:parent-style-name="Standard" style:list-style-name="L10">
      <style:text-properties style:text-underline-style="none"/>
    </style:style>
    <style:style style:name="P15" style:family="paragraph" style:parent-style-name="Standard" style:list-style-name="L11">
      <style:text-properties style:text-underline-style="none"/>
    </style:style>
    <style:style style:name="P16" style:family="paragraph" style:parent-style-name="Standard" style:list-style-name="L12">
      <style:text-properties style:text-underline-style="none"/>
    </style:style>
    <style:style style:name="P17" style:family="paragraph" style:parent-style-name="Standard" style:list-style-name="L4">
      <style:text-properties style:text-underline-style="solid" style:text-underline-width="auto" style:text-underline-color="font-color"/>
    </style:style>
    <style:style style:name="P18" style:family="paragraph" style:parent-style-name="Standard" style:list-style-name="L6">
      <style:text-properties style:text-underline-style="solid" style:text-underline-width="auto" style:text-underline-color="font-color"/>
    </style:style>
    <style:style style:name="P19" style:family="paragraph" style:parent-style-name="Standard" style:list-style-name="L10">
      <style:text-properties style:text-underline-style="solid" style:text-underline-width="auto" style:text-underline-color="font-color"/>
    </style:style>
    <style:style style:name="P20" style:family="paragraph" style:parent-style-name="Standard" style:list-style-name="L4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21" style:family="paragraph" style:parent-style-name="Standard" style:list-style-name="L6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22" style:family="paragraph" style:parent-style-name="Standard" style:list-style-name="L10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</text:p>
      <text:p text:style-name="Standard">F. Dabrowski</text:p>
      <text:p text:style-name="Standard">---17/09/12---</text:p>
      <text:p text:style-name="Standard"/>
      <text:p text:style-name="Standard">Structure de cours</text:p>
      <text:list xml:id="list1567836111" text:style-name="L1">
        <text:list-item>
          <text:p text:style-name="P4">rappels de cours</text:p>
        </text:list-item>
        <text:list-item>
          <text:p text:style-name="P4">concepts fondamentaux d OS</text:p>
        </text:list-item>
        <text:list-item>
          <text:p text:style-name="P4">mise en pratiques dans linux et Android</text:p>
        </text:list-item>
      </text:list>
      <text:p text:style-name="Standard"/>
      <text:p text:style-name="Standard">plan</text:p>
      <text:list xml:id="list1338854345" text:style-name="L2">
        <text:list-item>
          <text:p text:style-name="P5">Introduction</text:p>
          <text:list>
            <text:list-item>
              <text:p text:style-name="P5">def et généralité</text:p>
            </text:list-item>
            <text:list-item>
              <text:p text:style-name="P5">Elements techniques</text:p>
            </text:list-item>
          </text:list>
        </text:list-item>
        <text:list-item>
          <text:p text:style-name="P5">Processus</text:p>
          <text:list>
            <text:list-item>
              <text:p text:style-name="P5">Processus</text:p>
            </text:list-item>
            <text:list-item>
              <text:p text:style-name="P5">Ordonnancement</text:p>
            </text:list-item>
            <text:list-item>
              <text:p text:style-name="P5">Threads</text:p>
            </text:list-item>
          </text:list>
        </text:list-item>
        <text:list-item>
          <text:p text:style-name="P5">Gestion de mémoire vive</text:p>
          <text:list>
            <text:list-item>
              <text:p text:style-name="P5">mémoire virtuelle</text:p>
            </text:list-item>
            <text:list-item>
              <text:p text:style-name="P5">Segmentation</text:p>
            </text:list-item>
          </text:list>
        </text:list-item>
        <text:list-item>
          <text:p text:style-name="P5">Entrées/Sorties</text:p>
        </text:list-item>
        <text:list-item>
          <text:p text:style-name="P5">Systèmes de fichiers</text:p>
        </text:list-item>
        <text:list-item>
          <text:p text:style-name="P5">Sécurité</text:p>
        </text:list-item>
        <text:list-item>
          <text:p text:style-name="P5">Spécificité d'Android</text:p>
        </text:list-item>
      </text:list>
      <text:p text:style-name="Standard"/>
      <text:p text:style-name="Standard">Evaluation</text:p>
      <text:list xml:id="list171971532" text:style-name="L3">
        <text:list-item>
          <text:p text:style-name="P6">Controle Continu</text:p>
          <text:list>
            <text:list-item>
              <text:p text:style-name="P6">cc : examen écrit d' 0130</text:p>
            </text:list-item>
            <text:list-item>
              <text:p text:style-name="P6">mp : mini projet(3-4 etu)</text:p>
            </text:list-item>
          </text:list>
        </text:list-item>
        <text:list-item>
          <text:p text:style-name="P6">Contrôle terminal</text:p>
          <text:list>
            <text:list-item>
              <text:p text:style-name="P6">examen écrit de 0200</text:p>
            </text:list-item>
          </text:list>
        </text:list-item>
      </text:list>
      <text:p text:style-name="Standard"/>
      <text:p text:style-name="P1">Introduction</text:p>
      <text:list xml:id="list836032768" text:style-name="L4">
        <text:list-item>
          <text:p text:style-name="P8">le BIOS (Basic input ouput système)</text:p>
          <text:list>
            <text:list-item>
              <text:p text:style-name="P8">permet d'initialiser l'ordinateur</text:p>
            </text:list-item>
            <text:list-item>
              <text:p text:style-name="P8">fournit un ensemble de services d'accès au matériel.</text:p>
            </text:list-item>
            <text:list-item>
              <text:p text:style-name="P8">Le bios tend a disparaître au profit de l'UEFI.</text:p>
            </text:list-item>
          </text:list>
        </text:list-item>
        <text:list-item>
          <text:p text:style-name="P8">A l'allumage le bios recherche un support disposant d'un programme à partir duquel poursuivre le démarrage</text:p>
          <text:list>
            <text:list-item>
              <text:p text:style-name="P8">sur disque il cherche le MasterBoot, une partition plus petite squi contient des informations sur les partitions du disque et un programme d'amorçage.</text:p>
            </text:list-item>
          </text:list>
        </text:list-item>
        <text:list-item>
          <text:p text:style-name="P17"><text:span text:style-name="T3">Définition :</text:span><text:span text:style-name="T1"> une entité proposant aux applications une abstraction du matériel au travers d'une interface simplifiée.</text:span></text:p>
          <text:p text:style-name="P8"/>
        </text:list-item>
        <text:list-item>
          <text:p text:style-name="P8">Système de fichiers</text:p>
          <text:list>
            <text:list-item>
              <text:p text:style-name="P8">gérer plusieurs documetns</text:p>
            </text:list-item>
            <text:list-item>
              <text:p text:style-name="P8">aspect sécurité</text:p>
            </text:list-item>
          </text:list>
        </text:list-item>
        <text:list-item>
          <text:p text:style-name="P8">d'autres applications</text:p>
          <text:list>
            <text:list-item>
              <text:p text:style-name="P17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8">Temps partagé</text:p>
              <text:list>
                <text:list-item>
                  <text:p text:style-name="P8">notre mini système est capable de gérer els E/S et de charger des prog en mémoire</text:p>
                </text:list-item>
                <text:list-item>
                  <text:p text:style-name="P8">on voudrait</text:p>
                  <text:list>
                    <text:list-item>
                      <text:p text:style-name="P8">gérer les ressources come le processeur et la mémoire</text:p>
                    </text:list-item>
                    <text:list-item>
                      <text:p text:style-name="P8">régir à des events</text:p>
                    </text:list-item>
                  </text:list>
                </text:list-item>
                <text:list-item>
                  <text:p text:style-name="P8">on voudrait pour voir basculer rapidement d'un prog à un autre suffisamment vite pour avoir l'impression que les taches sont simultanées.</text:p>
                  <text:list>
                    <text:list-item>
                      <text:p text:style-name="P8">Mode pré-hantif : l'OS décide de l'emploi du temps des prog.</text:p>
                    </text:list-item>
                    <text:list-item>
                      <text:p text:style-name="P8">Mode coop : ce n'est pas l'OS, mais les prog qui décide de se laisser la main. </text:p>
                    </text:list-item>
                  </text:list>
                </text:list-item>
                <text:list-item>
                  <text:p text:style-name="P8">La notion de temps partagé nous amène a la notion de processus, qui est l'abstraction d'un programme en cours d'exécution.</text:p>
                </text:list-item>
                <text:list-item>
                  <text:p text:style-name="P8">Partager le processeurs entre plusieurs taches suppose de conserver une trace de l'état d’exécution de chaque tache lorsqu'elle n'est pas en cours d'exécution</text:p>
                  <text:list>
                    <text:list-item>
                      <text:p text:style-name="P8">des registres de travail<text:tab/><text:tab/><text:tab/><text:tab/>}</text:p>
                    </text:list-item>
                    <text:list-item>
                      <text:p text:style-name="P8">le compteur ordinal(adresse du code a exécuter).<text:tab/>} contexte d'exécution.</text:p>
                    </text:list-item>
                    <text:list-item>
                      <text:p text:style-name="P8">Les pointeur de pile sp<text:tab/><text:tab/><text:tab/><text:tab/>}</text:p>
                    </text:list-item>
                  </text:list>
                </text:list-item>
                <text:list-item>
                  <text:p text:style-name="P8">shématique un processus est un prog en cours d'exe.</text:p>
                </text:list-item>
                <text:list-item>
                  <text:p text:style-name="P8">Gestion de la mémoire</text:p>
                  <text:list>
                    <text:list-item>
                      <text:p text:style-name="P8">offir à chaque processus son espace d'adressage</text:p>
                    </text:list-item>
                    <text:list-item>
                      <text:p text:style-name="P8">l'utilisation de la mémoire virtuelle permet de compenser le fait qu'il n'est pas physiquement possible d'offrir à chaque processus son espace d'adressage, on utilise le disque comme extension de la mémoire.</text:p>
                    </text:list-item>
                  </text:list>
                </text:list-item>
                <text:list-item>
                  <text:p text:style-name="P8">Protection</text:p>
                  <text:list>
                    <text:list-item>
                      <text:p text:style-name="P8">l'OS offre à chaque process un environnement dédié</text:p>
                    </text:list-item>
                    <text:list-item>
                      <text:p text:style-name="P8">pour cela il dispose d'un mécanisme de protection matériel qui lui permet de réserver l'accès a certaine fonctionnalités.</text:p>
                    </text:list-item>
                    <text:list-item>
                      <text:p text:style-name="P8">Deux modes opératoire, noyau et user</text:p>
                    </text:list-item>
                  </text:list>
                </text:list-item>
                <text:list-item>
                  <text:p text:style-name="P8">Appels systèmes</text:p>
                  <text:list>
                    <text:list-item>
                      <text:p text:style-name="P8">les prog en mode user ont un acces limité au matériel, mais ils ont à dispo des apples systèmes.</text:p>
                    </text:list-item>
                    <text:list-item>
                      <text:p text:style-name="P8">Lors d'un appel système</text:p>
                      <text:list>
                        <text:list-item>
                          <text:p text:style-name="P8">le prog décrit le service voulu</text:p>
                        </text:list-item>
                        <text:list-item>
                          <text:p text:style-name="P8">il déclenche un interruption → main au système</text:p>
                        </text:list-item>
                        <text:list-item>
                          <text:p text:style-name="P8">l'OS exécute(ou non) la fonction et place le res dans un registre</text:p>
                        </text:list-item>
                        <text:list-item>
                          <text:p text:style-name="P8">l'OS rend la main au prog.</text:p>
                        </text:list-item>
                      </text:list>
                    </text:list-item>
                  </text:list>
                </text:list-item>
                <text:list-item>
                  <text:p text:style-name="P8">Bibliothèques systèmes</text:p>
                </text:list-item>
                <text:list-item>
                  <text:p text:style-name="P8">event-driven</text:p>
                  <text:list>
                    <text:list-item>
                      <text:p text:style-name="P8">contrairement au prog , l'OS réagit aux events</text:p>
                      <text:list>
                        <text:list-item>
                          <text:p text:style-name="P8">au démarrage, il charge une table des interruptions et passe le contrôle aux prog user</text:p>
                        </text:list-item>
                        <text:list-item>
                          <text:p text:style-name="P8">cette table contient des routines associes appelées interruptions</text:p>
                        </text:list-item>
                      </text:list>
                    </text:list-item>
                  </text:list>
                </text:list-item>
                <text:list-item>
                  <text:p text:style-name="P8">Interruptions</text:p>
                  <text:list>
                    <text:list-item>
                      <text:p text:style-name="P8">erreur logicielles (div.zero)</text:p>
                    </text:list-item>
                    <text:list-item>
                      <text:p text:style-name="P8">interruption matérielle (timer)</text:p>
                    </text:list-item>
                    <text:list-item>
                      <text:p text:style-name="P8">appels systèmes</text:p>
                    </text:list-item>
                    <text:list-item>
                      <text:p text:style-name="P8">description :</text:p>
                      <text:list>
                        <text:list-item>
                          <text:p text:style-name="P8">le proco interromp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Structures des Systèmes</text:p>
          <text:list>
            <text:list-item>
              <text:p text:style-name="P8"><text:soft-page-break/>systèmes monolithiques</text:p>
              <text:list>
                <text:list-item>
                  <text:p text:style-name="P8">un prog principal qui gère les appels systèmes</text:p>
                </text:list-item>
                <text:list-item>
                  <text:p text:style-name="P8">ensemble de procédures</text:p>
                </text:list-item>
                <text:list-item>
                  <text:p text:style-name="P8">Modularité</text:p>
                  <text:list>
                    <text:list-item>
                      <text:p text:style-name="P8">parties fondamentales dans le noyau(fonctionnement en mode noyau) </text:p>
                    </text:list-item>
                    <text:list-item>
                      <text:p text:style-name="P8">le reste( e.G les pilotes matériels) est placé dasn des modules indépendants qui s'exe en mode user</text:p>
                    </text:list-item>
                  </text:list>
                </text:list-item>
              </text:list>
            </text:list-item>
            <text:list-item>
              <text:p text:style-name="P8">Systèmes en couches</text:p>
              <text:list>
                <text:list-item>
                  <text:p text:style-name="P8">chaque couche appele celles d'en dessous</text:p>
                </text:list-item>
              </text:list>
            </text:list-item>
            <text:list-item>
              <text:p text:style-name="P8">Micro-noyau</text:p>
              <text:list>
                <text:list-item>
                  <text:p text:style-name="P8">diviser le système en de nombreux petits modules dont un seul , le micro-noyau ndisposer des droits d eroot</text:p>
                </text:list-item>
                <text:list-item>
                  <text:p text:style-name="P8">avantages : stabilité , minimise l'impact des erreurs user</text:p>
                </text:list-item>
                <text:list-item>
                  <text:p text:style-name="P8">inconvénients : beaucoup plus d'appels systeme.</text:p>
                </text:list-item>
              </text:list>
            </text:list-item>
            <text:list-item>
              <text:p text:style-name="P8">Machines virtuelles</text:p>
              <text:list>
                <text:list-item>
                  <text:p text:style-name="P8">implémentation logicielle d'une machine pouvant exécuter des programmes</text:p>
                  <text:list>
                    <text:list-item>
                      <text:p text:style-name="P8">OS : virtualBox</text:p>
                    </text:list-item>
                    <text:list-item>
                      <text:p text:style-name="P8">programme : JV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quelsques mots sur linux</text:p>
          <text:list>
            <text:list-item>
              <text:p text:style-name="P8">imposant, 15MLOC</text:p>
            </text:list-item>
            <text:list-item>
              <text:p text:style-name="P8">noyau , type monolithique, un seul programme dont tous les composants ont accès complet au système</text:p>
            </text:list-item>
            <text:list-item>
              <text:p text:style-name="P8">depuis 2,0 il est possible détendre dynamiquement le noyau, en insérant des modules sans recompiler tout le noyau</text:p>
            </text:list-item>
            <text:list-item>
              <text:p text:style-name="P8">commandes :</text:p>
              <text:list>
                <text:list-item>
                  <text:p text:style-name="P8">lsmod : modules chargés</text:p>
                </text:list-item>
                <text:list-item>
                  <text:p text:style-name="P8">modinfo : info détaillé sur un module donné</text:p>
                </text:list-item>
                <text:list-item>
                  <text:p text:style-name="P8">insmod/rmmod : charger/decharger un module</text:p>
                </text:list-item>
                <text:list-item>
                  <text:p text:style-name="P8">modprobe:commande haut niveau pour la gestion des modules.</text:p>
                </text:list-item>
              </text:list>
            </text:list-item>
          </text:list>
        </text:list-item>
        <text:list-item>
          <text:p text:style-name="P8">Fichiers spéciaux</text:p>
          <text:list>
            <text:list-item>
              <text:p text:style-name="P8">dans le rep /dev</text:p>
              <text:list>
                <text:list-item>
                  <text:p text:style-name="P8">un mod character(c) ou block(b)</text:p>
                </text:list-item>
                <text:list-item>
                  <text:p text:style-name="P8">un numéro majeur, type de périphérique</text:p>
                </text:list-item>
                <text:list-item>
                  <text:p text:style-name="P8">un numéro mineur : numéro du périphérique.</text:p>
                </text:list-item>
              </text:list>
            </text:list-item>
          </text:list>
        </text:list-item>
        <text:list-item>
          <text:p text:style-name="P8">Table des symboles</text:p>
          <text:list>
            <text:list-item>
              <text:p text:style-name="P8">au chargement du module</text:p>
              <text:list>
                <text:list-item>
                  <text:p text:style-name="P8">les symboles non définis sont recherchés dans la table</text:p>
                </text:list-item>
                <text:list-item>
                  <text:p text:style-name="P20">les symboles exportés sont visibles dans le noyau</text:p>
                </text:list-item>
              </text:list>
            </text:list-item>
          </text:list>
        </text:list-item>
      </text:list>
      <text:p text:style-name="P2">15/10/12</text:p>
      <text:p text:style-name="P2"/>
      <text:p text:style-name="P2">Processus</text:p>
      <text:list xml:id="list1932543611" text:style-name="L5">
        <text:list-item>
          <text:p text:style-name="P9">intuition</text:p>
          <text:list>
            <text:list-item>
              <text:p text:style-name="P9">exécuter 'simultanément ' plusieurs taches et gérer les interactions entre les différentes taches </text:p>
            </text:list-item>
            <text:list-item>
              <text:p text:style-name="P9">un processus est l'abstraction d'un programme en cours d'exécution</text:p>
            </text:list-item>
            <text:list-item>
              <text:p text:style-name="P9">la notion de process est liée à la gestion mémoire.</text:p>
              <text:list>
                <text:list-item>
                  <text:p text:style-name="P9">Chaque process à sa propre mémoire.</text:p>
                </text:list-item>
              </text:list>
            </text:list-item>
          </text:list>
        </text:list-item>
        <text:list-item>
          <text:p text:style-name="P9">Notion</text:p>
          <text:list>
            <text:list-item>
              <text:p text:style-name="P9">processus</text:p>
              <text:list>
                <text:list-item>
                  <text:p text:style-name="P9"><text:soft-page-break/>contexte</text:p>
                </text:list-item>
                <text:list-item>
                  <text:p text:style-name="P9">file d'attente et ordonnancement</text:p>
                </text:list-item>
                <text:list-item>
                  <text:p text:style-name="P9">process linux</text:p>
                </text:list-item>
              </text:list>
            </text:list-item>
            <text:list-item>
              <text:p text:style-name="P9">Threads</text:p>
              <text:list>
                <text:list-item>
                  <text:p text:style-name="P9">notion</text:p>
                </text:list-item>
                <text:list-item>
                  <text:p text:style-name="P9">niveau</text:p>
                </text:list-item>
                <text:list-item>
                  <text:p text:style-name="P9">thread posix</text:p>
                </text:list-item>
                <text:list-item>
                  <text:p text:style-name="P9">contyexte sous linux</text:p>
                </text:list-item>
              </text:list>
            </text:list-item>
            <text:list-item>
              <text:p text:style-name="P9">Communication inter-processus</text:p>
              <text:list>
                <text:list-item>
                  <text:p text:style-name="P9">mémoire partagée</text:p>
                </text:list-item>
                <text:list-item>
                  <text:p text:style-name="P9">passage de message</text:p>
                </text:list-item>
                <text:list-item>
                  <text:p text:style-name="P9">synchronisation</text:p>
                </text:list-item>
              </text:list>
            </text:list-item>
          </text:list>
        </text:list-item>
        <text:list-item>
          <text:p text:style-name="P9">Pseudo parallélisme</text:p>
          <text:list>
            <text:list-item>
              <text:p text:style-name="P9">cas d'un proco unique</text:p>
            </text:list-item>
            <text:list-item>
              <text:p text:style-name="P9">un programme en cours est associé</text:p>
              <text:list>
                <text:list-item>
                  <text:p text:style-name="P9">un état courant du proco<text:tab/>}</text:p>
                </text:list-item>
                <text:list-item>
                  <text:p text:style-name="P9">un espace mémoire<text:tab/><text:tab/>} on appelle cela le contexte</text:p>
                </text:list-item>
                <text:list-item>
                  <text:p text:style-name="P9">d'autres ressources<text:tab/><text:tab/>}</text:p>
                </text:list-item>
              </text:list>
            </text:list-item>
            <text:list-item>
              <text:p text:style-name="P9">ce pseudo parallélisme ets obtenu en exécutant les programmes en alternance</text:p>
              <text:list>
                <text:list-item>
                  <text:p text:style-name="P9">à chaque alternance</text:p>
                  <text:list>
                    <text:list-item>
                      <text:p text:style-name="P9">le contexet courant est save dans la mémoire</text:p>
                    </text:list-item>
                    <text:list-item>
                      <text:p text:style-name="P9">un autre context est chargé dans le processeurs</text:p>
                    </text:list-item>
                    <text:list-item>
                      <text:p text:style-name="P9">on appelle cela le changement de contexte</text:p>
                    </text:list-item>
                  </text:list>
                </text:list-item>
              </text:list>
            </text:list-item>
            <text:list-item>
              <text:p text:style-name="P9">chaque processus est représenté dans le système par uen structure de donnée appelée bloc de contrôle du processus</text:p>
            </text:list-item>
            <text:list-item>
              <text:p text:style-name="P9">le PCB contient des infos sur le processus incluant</text:p>
              <text:list>
                <text:list-item>
                  <text:p text:style-name="P9">etat</text:p>
                </text:list-item>
              </text:list>
            </text:list-item>
          </text:list>
        </text:list-item>
        <text:list-item>
          <text:p text:style-name="P9">État du processus</text:p>
          <text:list>
            <text:list-item>
              <text:p text:style-name="P9">actif : utilisant le processeur</text:p>
            </text:list-item>
            <text:list-item>
              <text:p text:style-name="P9">prêt : éligible pour exécution mais n'utilisant pas le processeur </text:p>
            </text:list-item>
            <text:list-item>
              <text:p text:style-name="P9">bloqué : en attente de ressource(fichier, E/S).</text:p>
            </text:list-item>
          </text:list>
        </text:list-item>
        <text:list-item>
          <text:p text:style-name="P9">Files d'attente</text:p>
          <text:list>
            <text:list-item>
              <text:p text:style-name="P9">les PCB sont maintenus en mémoire dans des listes chainées pour réaliser l'ordonnencement</text:p>
              <text:list>
                <text:list-item>
                  <text:p text:style-name="P9">la file des processus prêts.</text:p>
                </text:list-item>
                <text:list-item>
                  <text:p text:style-name="P9">Une file d'attente par événement. // comme cela on capte l’événement pour le processus sans avoir a parcourir une grosse liste.</text:p>
                </text:list-item>
              </text:list>
            </text:list-item>
          </text:list>
        </text:list-item>
        <text:list-item>
          <text:p text:style-name="P9">Création d'un processus</text:p>
          <text:list>
            <text:list-item>
              <text:p text:style-name="P9">passe par un appel système, le système doit obligatoirement gérer ça , car cette création implique des taches spécifiques telles que la création d'un espace mémoire dédié , etc..</text:p>
            </text:list-item>
            <text:list-item>
              <text:p text:style-name="P9">un appel système fork : génère un nouveau processus, un clone du père , disposant d'une copie de l'espace d'adressage de ce dernier </text:p>
              <text:list>
                <text:list-item>
                  <text:p text:style-name="P9">les des process exécutent le code du programme apres l'appel à fork</text:p>
                  <text:list>
                    <text:list-item>
                      <text:p text:style-name="P9">getpid : id du fils</text:p>
                    </text:list-item>
                    <text:list-item>
                      <text:p text:style-name="P9">getppid : id du pè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arrêt d'un processus </text:p>
          <text:list>
            <text:list-item>
              <text:p text:style-name="P9">un processus puet être arrété pour plussieurs raissons</text:p>
              <text:list>
                <text:list-item>
                  <text:p text:style-name="P9">arret volontaire</text:p>
                </text:list-item>
                <text:list-item>
                  <text:p text:style-name="P9">erreur</text:p>
                </text:list-item>
                <text:list-item>
                  <text:p text:style-name="P9"><text:soft-page-break/>à la demande</text:p>
                  <text:list>
                    <text:list-item>
                      <text:p text:style-name="P9">d'un autre processus</text:p>
                    </text:list-item>
                    <text:list-item>
                      <text:p text:style-name="P9">du système pour recup de al mémoi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Thread</text:p>
          <text:list>
            <text:list-item>
              <text:p text:style-name="P9">implémentation </text:p>
              <text:list>
                <text:list-item>
                  <text:p text:style-name="P9">dans l'espace utilisateur : Dans ce cas le noyau ignore tout des threads, la gestion est interne aux processus , chaque threads doit avoir son propre système d’exécution </text:p>
                  <text:list>
                    <text:list-item>
                      <text:p text:style-name="P9">dans ce cas pas de parallélisme.</text:p>
                    </text:list-item>
                    <text:list-item>
                      <text:p text:style-name="P9">Chaque processus à sa propre table des threads</text:p>
                      <text:list>
                        <text:list-item>
                          <text:p text:style-name="P9">compteur ordinal</text:p>
                        </text:list-item>
                        <text:list-item>
                          <text:p text:style-name="P9">pointeur de pile</text:p>
                        </text:list-item>
                        <text:list-item>
                          <text:p text:style-name="P9">registres</text:p>
                        </text:list-item>
                      </text:list>
                    </text:list-item>
                    <text:list-item>
                      <text:p text:style-name="P9">cette table est gérée par le système d’exécution</text:p>
                    </text:list-item>
                    <text:list-item>
                      <text:p text:style-name="P9">avantages : </text:p>
                      <text:list>
                        <text:list-item>
                          <text:p text:style-name="P9">avoir des threads, même si le système les supportent pas</text:p>
                        </text:list-item>
                      </text:list>
                    </text:list-item>
                  </text:list>
                </text:list-item>
                <text:list-item>
                  <text:p text:style-name="P9">dans l’espace noyau : <text:s/>le noyau gère les threads</text:p>
                </text:list-item>
              </text:list>
            </text:list-item>
          </text:list>
        </text:list-item>
        <text:list-item>
          <text:p text:style-name="P9">modèles de multi-threading : </text:p>
          <text:list>
            <text:list-item>
              <text:p text:style-name="P9">many-to-one</text:p>
              <text:list>
                <text:list-item>
                  <text:p text:style-name="P9">associe plusieurs threads à un seul thread noyau</text:p>
                </text:list-item>
                <text:list-item>
                  <text:p text:style-name="P9">la gestion des threads est effectuée par la librairie</text:p>
                  <text:list>
                    <text:list-item>
                      <text:p text:style-name="P9">avantages :</text:p>
                      <text:list>
                        <text:list-item>
                          <text:p text:style-name="P9">efficacité</text:p>
                        </text:list-item>
                      </text:list>
                    </text:list-item>
                    <text:list-item>
                      <text:p text:style-name="P9">inconvénients :</text:p>
                      <text:list>
                        <text:list-item>
                          <text:p text:style-name="P9">un seul threads peut accéder au noyau</text:p>
                        </text:list-item>
                        <text:list-item>
                          <text:p text:style-name="P9">si un threads est bloqué par le système , tout le processus est bloqué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one-to-one</text:p>
              <text:list>
                <text:list-item>
                  <text:p text:style-name="P9">associe à chaque thread un seul thread utilisateur </text:p>
                </text:list-item>
              </text:list>
            </text:list-item>
            <text:list-item>
              <text:p text:style-name="P9">many-to-many</text:p>
              <text:list>
                <text:list-item>
                  <text:p text:style-name="P9">associe chaque thread <text:s/>à un nombre égal ou inférieur de threads noyau</text:p>
                </text:list-item>
              </text:list>
            </text:list-item>
            <text:list-item>
              <text:p text:style-name="P9">Jouer avec les contexts</text:p>
            </text:list-item>
            <text:list-item>
              <text:p text:style-name="P9">la librairie C standard fournit d</text:p>
              <text:list>
                <text:list-item>
                  <text:p text:style-name="P9">ucontext</text:p>
                </text:list-item>
                <text:list-item>
                  <text:p text:style-name="P9">getcontext</text:p>
                </text:list-item>
                <text:list-item>
                  <text:p text:style-name="P9">setcontext</text:p>
                </text:list-item>
                <text:list-item>
                  <text:p text:style-name="P9">makecontext</text:p>
                </text:list-item>
                <text:list-item>
                  <text:p text:style-name="P9">swapcontext</text:p>
                </text:list-item>
              </text:list>
            </text:list-item>
            <text:list-item>
              <text:p text:style-name="P9">Coroutine</text:p>
              <text:list>
                <text:list-item>
                  <text:p text:style-name="P9">première approche du parallélisme , on exécute alternativement des bouts de codes</text:p>
                </text:list-item>
                <text:list-item>
                  <text:p text:style-name="P9">inconvénients : </text:p>
                  <text:list>
                    <text:list-item>
                      <text:p text:style-name="P9">connaître ensemble es taches</text:p>
                    </text:list-item>
                    <text:list-item>
                      <text:p text:style-name="P9">gérer a la main le changement de tach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Changement de contexte</text:p>
        </text:list-item>
        <text:list-item>
          <text:p text:style-name="P9">Système d'exécution préemptif</text:p>
          <text:list>
            <text:list-item>
              <text:p text:style-name="P9">Si le système d'exécution coopératif permet de ne plus ce soucier de qui prend la main , il reste encore a préciser à quel moment cela doit être fait, le système préemption s'en occupe</text:p>
              <text:list>
                <text:list-item>
                  <text:p text:style-name="P9">cette fois-ci on prend le contrôle sur le moment ou le contrôle passe d'une tache à l'autre </text:p>
                </text:list-item>
              </text:list>
            </text:list-item>
          </text:list>
        </text:list-item>
        <text:list-item>
          <text:p text:style-name="P9">Threads POSIX</text:p>
          <text:list>
            <text:list-item>
              <text:p text:style-name="P9"><text:soft-page-break/>pthread_create</text:p>
            </text:list-item>
            <text:list-item>
              <text:p text:style-name="P9">pthread_exit</text:p>
            </text:list-item>
            <text:list-item>
              <text:p text:style-name="P9">pthread_join</text:p>
            </text:list-item>
            <text:list-item>
              <text:p text:style-name="P9">pthread_yield</text:p>
            </text:list-item>
            <text:list-item>
              <text:p text:style-name="P9">pthread_attr_init</text:p>
            </text:list-item>
            <text:list-item>
              <text:p text:style-name="P9">pthread_attr_destroy</text:p>
            </text:list-item>
          </text:list>
        </text:list-item>
        <text:list-item>
          <text:p text:style-name="P9">Communication inter-processus</text:p>
          <text:list>
            <text:list-item>
              <text:p text:style-name="P9"><text:s/>les processus ont besoin de communiquer entre eux : IPC(InterProcessComm)</text:p>
              <text:list>
                <text:list-item>
                  <text:p text:style-name="P9">comment passer des infos entre les processus </text:p>
                </text:list-item>
                <text:list-item>
                  <text:p text:style-name="P9">assurer que deux processus ou plus ne produisent pas de conflicts</text:p>
                </text:list-item>
                <text:list-item>
                  <text:p text:style-name="P9">assurer le séquençage </text:p>
                </text:list-item>
              </text:list>
            </text:list-item>
            <text:list-item>
              <text:p text:style-name="P9">deux cas</text:p>
              <text:list>
                <text:list-item>
                  <text:list>
                    <text:list-item>
                      <text:p text:style-name="P9">mémoire partagée</text:p>
                      <text:list>
                        <text:list-item>
                          <text:p text:style-name="P9">les processus partagent une région en mémoire</text:p>
                        </text:list-item>
                        <text:list-item>
                          <text:p text:style-name="P9">ils échange à l'aide de cette région</text:p>
                        </text:list-item>
                        <text:list-item>
                          <text:p text:style-name="P9">plus rapide que les messages</text:p>
                        </text:list-item>
                        <text:list-item>
                          <text:p text:style-name="P9">appels systèmes nécesa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passage de messages</text:p>
              <text:list>
                <text:list-item>
                  <text:p text:style-name="P9">pipes : </text:p>
                  <text:list>
                    <text:list-item>
                      <text:p text:style-name="P9">anonymes</text:p>
                    </text:list-item>
                    <text:list-item>
                      <text:p text:style-name="P9">nommés</text:p>
                    </text:list-item>
                    <text:list-item>
                      <text:p text:style-name="P9">tubes anonymes sont des fichiers spéciaux temporaires</text:p>
                      <text:list>
                        <text:list-item>
                          <text:p text:style-name="P9">se comporte comme une fifo</text:p>
                        </text:list-item>
                        <text:list-item>
                          <text:p text:style-name="P9">caractérisés par deux descript de fichiers</text:p>
                        </text:list-item>
                        <text:list-item>
                          <text:p text:style-name="P9">taille limitée</text:p>
                        </text:list-item>
                        <text:list-item>
                          <text:p text:style-name="P9">lecture destructrice</text:p>
                        </text:list-item>
                        <text:list-item>
                          <text:p text:style-name="P9">lorsque tous les descript sont fermés le pipe est détruit</text:p>
                        </text:list-item>
                      </text:list>
                    </text:list-item>
                    <text:list-item>
                      <text:p text:style-name="P9">création int pipe(int p[2])</text:p>
                    </text:list-item>
                    <text:list-item>
                      <text:p text:style-name="P9">créé dans p deux descriptio</text:p>
                      <text:list>
                        <text:list-item>
                          <text:p text:style-name="P9">p[0] : lecture et p[1] ecriture</text:p>
                        </text:list-item>
                      </text:list>
                    </text:list-item>
                  </text:list>
                </text:list-item>
                <text:list-item>
                  <text:p text:style-name="P9">duplication</text:p>
                </text:list-item>
                <text:list-item>
                  <text:p text:style-name="P9">tubes nommés</text:p>
                  <text:list>
                    <text:list-item>
                      <text:p text:style-name="P9">foonctionne aussi comme une FIFO</text:p>
                    </text:list-item>
                    <text:list-item>
                      <text:p text:style-name="P9">each pipe = fichier</text:p>
                    </text:list-item>
                    <text:list-item>
                      <text:p text:style-name="P9">persistant et &gt; en capacité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Conditions de concurrence</text:p>
          <text:list>
            <text:list-item>
              <text:p text:style-name="P9">plusieurs processus peuvent généralement accéder à mem commune</text:p>
            </text:list-item>
            <text:list-item>
              <text:p text:style-name="P9">problématique commune</text:p>
            </text:list-item>
            <text:list-item>
              <text:p text:style-name="P9">Sections critique</text:p>
              <text:list>
                <text:list-item>
                  <text:p text:style-name="P9">les autres processus sont exclus de l'accès à la donnée que l'on traite au moment au où l'on la traite.</text:p>
                </text:list-item>
                <text:list-item>
                  <text:p text:style-name="P9">Pas d'exclusion définitive : tout processus doit un jour rentrer dans la section critique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oft-page-break/>22/10/12</text:p>
      <text:p text:style-name="P2"/>
      <text:p text:style-name="P2">Ordonnancement des processus</text:p>
      <text:list xml:id="list428923472" text:style-name="L6">
        <text:list-item>
          <text:p text:style-name="P10"><text:span text:style-name="T4">L'ordonnanceur :</text:span> </text:p>
          <text:list>
            <text:list-item>
              <text:p text:style-name="P10">élément du système qui organise le choix du processus à exécuter</text:p>
            </text:list-item>
            <text:list-item>
              <text:p text:style-name="P10">Il repose pour cela sur un algorithme d'ordonnancement</text:p>
            </text:list-item>
          </text:list>
        </text:list-item>
        <text:list-item>
          <text:p text:style-name="P10">Sur les système de traitement par lots : la problématique était simple, quand un processus termine prendre le suivant</text:p>
        </text:list-item>
        <text:list-item>
          <text:p text:style-name="P10">Avec l'apparition des systèmes en temps partagé, l’ordonnancement est devenu complexe du fait de la présence de plusieurs utilisateurs <text:s/>à servir simultanément (ex : serveur web)</text:p>
        </text:list-item>
        <text:list-item>
          <text:p text:style-name="P10">Le choix de l'algorithme d'ordonnancement, fortement lié à la nature des taches peut avoir un impact très fort sur les performances du système.</text:p>
        </text:list-item>
        <text:list-item>
          <text:p text:style-name="P10">Il faut veiller à faire un usage efficace du processeur.</text:p>
        </text:list-item>
        <text:list-item>
          <text:p text:style-name="P10">En particulier, le passage d'un processeur à l'autre est très coûteux.</text:p>
        </text:list-item>
        <text:list-item>
          <text:p text:style-name="P10">Le moment choisit pour ordonnancer est donc très important</text:p>
        </text:list-item>
        <text:list-item>
          <text:p text:style-name="P10">plusieurs cas de figure conduisent à effectuer un choix d'ordonnancement</text:p>
          <text:list>
            <text:list-item>
              <text:p text:style-name="P10">Lorsqu'un processus se bloque , en attente d'un événement(E/S, synchro).</text:p>
            </text:list-item>
            <text:list-item>
              <text:p text:style-name="P10">Lorsqu'un processus termine</text:p>
            </text:list-item>
            <text:list-item>
              <text:p text:style-name="P10">Lorsqu'un processus démarre(échange de main entre père-fils)</text:p>
            </text:list-item>
            <text:list-item>
              <text:p text:style-name="P10">Lorsqu'un événement attendu se produit.</text:p>
            </text:list-item>
            <text:list-item>
              <text:p text:style-name="P10">Sur un tic d'horloge</text:p>
            </text:list-item>
          </text:list>
        </text:list-item>
        <text:list-item>
          <text:p text:style-name="P10">Dans le cas du blocage, le motif du blocage peut intervenir dans le choix du processus à exécuter</text:p>
          <text:list>
            <text:list-item>
              <text:p text:style-name="P10">exemple : si A se bloque en attendant que B quitte sa section critique, il peut être intéressant de donner la main à B. Le système d'exploitation ne dispose pas toujours de ce type d'information</text:p>
            </text:list-item>
          </text:list>
        </text:list-item>
        <text:list-item>
          <text:p text:style-name="P10">On peux classer les algorithmes d'ordonnancement en deux catégories en fonction de leur façon de traiter les interruptions d'horloge : </text:p>
          <text:list>
            <text:list-item>
              <text:p text:style-name="P10">algorithmes non-préemptifs(coopératifs) : un processus s'exécute tant qu'il ne se termine pas ou ne se bloque pas, les interruptions d'horloge sont ignorées.</text:p>
            </text:list-item>
            <text:list-item>
              <text:p text:style-name="P10">Algorithmes préemptifs : un délai est imposé aux processus.</text:p>
            </text:list-item>
          </text:list>
        </text:list-item>
        <text:list-item>
          <text:p text:style-name="P10"><text:span text:style-name="T4">Caractéristique du système :</text:span> </text:p>
          <text:list>
            <text:list-item>
              <text:p text:style-name="P10">Environnement : on en distingue trois types</text:p>
              <text:list>
                <text:list-item>
                  <text:p text:style-name="P10"><text:s/>1 – Systèmes de traitement par lots</text:p>
                  <text:list>
                    <text:list-item>
                      <text:p text:style-name="P10">une collection de tâches doivent être exécutées, la seule interaction avec l'utilisateur consiste à lui fournir un résultat.</text:p>
                    </text:list-item>
                    <text:list-item>
                      <text:p text:style-name="P10">L'ordonnancement coopératif est utilisé.</text:p>
                    </text:list-item>
                  </text:list>
                </text:list-item>
                <text:list-item>
                  <text:p text:style-name="P10">2 – Systèmes interactifs</text:p>
                  <text:list>
                    <text:list-item>
                      <text:p text:style-name="P10">Les tâches doivent maintenir une interaction avec l'utilisateur. La préemption est nécessaire pour maintenir la réactivité du système.</text:p>
                    </text:list-item>
                  </text:list>
                </text:list-item>
                <text:list-item>
                  <text:p text:style-name="P10">3 – Systèmes temps-réel</text:p>
                  <text:list>
                    <text:list-item>
                      <text:p text:style-name="P10">la préemption est inutile, les processus savent qu'ils ne doivent pas s'exécuter trop longtemps. Ils participent de manière coopérative à la réalisation d'une tache globa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Nature des processus :</text:p>
          <text:list>
            <text:list-item>
              <text:p text:style-name="P10">En général, les processus alternent rafales de calcul et entrées-sorties. Certains processus reposent plus sur une phase que sur l'autre , on les nomment alors processus de traitement ou processus d'E/S.*</text:p>
            </text:list-item>
          </text:list>
        </text:list-item>
        <text:list-item>
          <text:p text:style-name="P18">Objectif de l'algorithme d'ordonnancement :</text:p>
          <text:list>
            <text:list-item>
              <text:p text:style-name="P10">Certains sont propres à un type d'envirronement d'autres sont généraux</text:p>
            </text:list-item>
            <text:list-item>
              <text:p text:style-name="P18"><text:soft-page-break/>Objectifs généraux :</text:p>
              <text:list>
                <text:list-item>
                  <text:p text:style-name="P10">Équité (Fairness)</text:p>
                  <text:list>
                    <text:list-item>
                      <text:p text:style-name="P10">Des processus équivalents doivent recevoir un traitement équivalent</text:p>
                    </text:list-item>
                    <text:list-item>
                      <text:p text:style-name="P10">Des processus différents peuvent être traité différemment.</text:p>
                    </text:list-item>
                  </text:list>
                </text:list-item>
                <text:list-item>
                  <text:p text:style-name="P10">Équilibre : </text:p>
                  <text:list>
                    <text:list-item>
                      <text:p text:style-name="P10">faire en sorte que toutes les parties du système soient occupées</text:p>
                    </text:list-item>
                    <text:list-item>
                      <text:p text:style-name="P10">Si le processeur et les périphériques peuvent s'exécuter en permanence, il y aura plus de travail effectué que si <text:s/>certains éléments restent inactifs.</text:p>
                    </text:list-item>
                  </text:list>
                </text:list-item>
              </text:list>
            </text:list-item>
            <text:list-item>
              <text:p text:style-name="P18">Systèmes de traitement par lots</text:p>
              <text:list>
                <text:list-item>
                  <text:p text:style-name="P18">Capacité de traitement (through put)</text:p>
                  <text:list>
                    <text:list-item>
                      <text:p text:style-name="P10">optimiser le nombre tâches par unité de temps</text:p>
                    </text:list-item>
                  </text:list>
                </text:list-item>
                <text:list-item>
                  <text:p text:style-name="P18">Délai de notation(Turn around time)</text:p>
                  <text:list>
                    <text:list-item>
                      <text:p text:style-name="P10">Temps moyen entre le le moment où une tâche est soumise et la fin du traitement.</text:p>
                    </text:list-item>
                  </text:list>
                </text:list-item>
                <text:list-item>
                  <text:p text:style-name="P18">Temps d'attente(waiting time)</text:p>
                  <text:list>
                    <text:list-item>
                      <text:p text:style-name="P10">temps passé dans la file d'attente</text:p>
                    </text:list-item>
                  </text:list>
                </text:list-item>
              </text:list>
            </text:list-item>
            <text:list-item>
              <text:p text:style-name="P18">Systèmes Temps-réel :</text:p>
              <text:list>
                <text:list-item>
                  <text:p text:style-name="P18">respect des délais :<text:span text:style-name="T1"> </text:span></text:p>
                  <text:list>
                    <text:list-item>
                      <text:p text:style-name="P10">éviter de perdre des données.</text:p>
                    </text:list-item>
                  </text:list>
                </text:list-item>
                <text:list-item>
                  <text:p text:style-name="P18">Prévisibilité :</text:p>
                  <text:list>
                    <text:list-item>
                      <text:p text:style-name="P10">ex le traitement audio d'un décodage vidéo s'exécute trop rapidement par rapoort au traitement vidé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ypes d'ordonnancements :</text:p>
          <text:list>
            <text:list-item>
              <text:p text:style-name="P18">Ordonnancement à long terme</text:p>
              <text:list>
                <text:list-item>
                  <text:p text:style-name="P10">décide de qui est autorisé à s'exécuter , il peut décider d'admettre un processus ou de retarder son chargement</text:p>
                </text:list-item>
              </text:list>
            </text:list-item>
            <text:list-item>
              <text:p text:style-name="P18">Ordonnancement à moyen terme :</text:p>
              <text:list>
                <text:list-item>
                  <text:p text:style-name="P10">il peut décider de retirer des processus inactifs de la mémoire principale et les palcer sur le disque</text:p>
                </text:list-item>
              </text:list>
            </text:list-item>
            <text:list-item>
              <text:p text:style-name="P18">Ordonnancement à court terme :</text:p>
              <text:list>
                <text:list-item>
                  <text:p text:style-name="P10">Décide de quel processus va être exécuté après une interruption d'horloge, d'E/S,...</text:p>
                  <text:p text:style-name="P21"/>
                </text:list-item>
              </text:list>
            </text:list-item>
          </text:list>
        </text:list-item>
      </text:list>
      <text:p text:style-name="P2"/>
      <text:list xml:id="list813212184" text:continue-numbering="true" text:style-name="L6">
        <text:list-item>
          <text:p text:style-name="P18">Ordonnancement sur les systèmes de traitement par lots</text:p>
          <text:list>
            <text:list-item>
              <text:p text:style-name="P10">First come First served</text:p>
              <text:list>
                <text:list-item>
                  <text:p text:style-name="P10">algorithme non préemptif, le processus reçoivent du temps processeur en fonction de leur ordre d'arrivée, ils sont placés dans une structure de type fifo</text:p>
                  <text:list>
                    <text:list-item>
                      <text:p text:style-name="P10">l'équité : OK</text:p>
                    </text:list-item>
                    <text:list-item>
                      <text:p text:style-name="P10">pas de notion de priorité : tant que les processus coopèrent, il n'y a pas de risque de famine</text:p>
                    </text:list-item>
                    <text:list-item>
                      <text:p text:style-name="P10">coût minimal : aucune réorganisation de la file</text:p>
                    </text:list-item>
                    <text:list-item>
                      <text:p text:style-name="P10">capacité de traitement : </text:p>
                      <text:list>
                        <text:list-item>
                          <text:p text:style-name="P10">peut être faible car un processus peut conserver le processeur pour uen durée indéterminée.</text:p>
                        </text:list-item>
                      </text:list>
                    </text:list-item>
                    <text:list-item>
                      <text:p text:style-name="P10">Les temps d'attente et le délai de rotation peuvent être élevés pour les mêmes raisons.</text:p>
                    </text:list-item>
                    <text:list-item>
                      <text:p text:style-name="P10">Mauvais équilibre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5/11/12</text:p>
      <text:p text:style-name="P2"/>
      <text:p text:style-name="P1"><text:soft-page-break/>Shortest job first</text:p>
      <text:p text:style-name="P2">Autre algorithme non préemptif, sui suppose de connaître à l'avance les temps d'exécution</text:p>
      <text:p text:style-name="P2">Lorsque plusieurs taches sont en attente , on choisit d'abord celui dont le temps d'exécution restant est el plus court</text:p>
      <text:list xml:id="list1243502413" text:style-name="L7">
        <text:list-item>
          <text:p text:style-name="P11">bonnes performances en terme de capacité de traitement</text:p>
        </text:list-item>
        <text:list-item>
          <text:p text:style-name="P11">surcout lié au choix du processus</text:p>
        </text:list-item>
        <text:list-item>
          <text:p text:style-name="P11">la famine est possible si beaucoup de tâches courtes sont présentes</text:p>
        </text:list-item>
      </text:list>
      <text:p text:style-name="P2"/>
      <text:p text:style-name="P1">shortest remaining Time First</text:p>
      <text:p text:style-name="P2"/>
      <text:p text:style-name="P2">version préemptive de l'algorithme S.J.F</text:p>
      <text:p text:style-name="P2">Lorsqu'un nouvelle tache arrive dans la file d'attente les processus courant peut être préempté pour lui céder la place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Processus</text:p>
          </table:table-cell>
          <table:table-cell table:style-name="Tableau1.A1" office:value-type="string">
            <text:p text:style-name="Table_20_Contents">Temps d'exécution</text:p>
          </table:table-cell>
          <table:table-cell table:style-name="Tableau1.C1" office:value-type="string">
            <text:p text:style-name="Table_20_Contents">Moment d'arrivé</text:p>
          </table:table-cell>
        </table:table-row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3</text:p>
          </table:table-cell>
          <table:table-cell table:style-name="Tableau1.C2" office:value-type="string">
            <text:p text:style-name="Table_20_Contents">0</text:p>
          </table:table-cell>
        </table:table-row>
        <table:table-row>
          <table:table-cell table:style-name="Tableau1.A2" office:value-type="string">
            <text:p text:style-name="Table_20_Contents">B</text:p>
          </table:table-cell>
          <table:table-cell table:style-name="Tableau1.A2" office:value-type="string">
            <text:p text:style-name="Table_20_Contents">6</text:p>
          </table:table-cell>
          <table:table-cell table:style-name="Tableau1.C2" office:value-type="string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4</text:p>
          </table:table-cell>
          <table:table-cell table:style-name="Tableau1.C2" office:value-type="string">
            <text:p text:style-name="Table_20_Contents">4</text:p>
          </table:table-cell>
        </table:table-row>
        <table:table-row>
          <table:table-cell table:style-name="Tableau1.A2" office:value-type="string">
            <text:p text:style-name="Table_20_Contents">D</text:p>
          </table:table-cell>
          <table:table-cell table:style-name="Tableau1.A2" office:value-type="string">
            <text:p text:style-name="Table_20_Contents">2</text:p>
          </table:table-cell>
          <table:table-cell table:style-name="Tableau1.C2" office:value-type="string">
            <text:p text:style-name="Table_20_Contents">6</text:p>
          </table:table-cell>
        </table:table-row>
        <table:table-row>
          <table:table-cell table:style-name="Tableau1.A2" office:value-type="string">
            <text:p text:style-name="Table_20_Contents">E</text:p>
          </table:table-cell>
          <table:table-cell table:style-name="Tableau1.A2" office:value-type="string">
            <text:p text:style-name="Table_20_Contents">1</text:p>
          </table:table-cell>
          <table:table-cell table:style-name="Tableau1.C2" office:value-type="string">
            <text:p text:style-name="Table_20_Contents">7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2.A2" office:value-type="string">
            <text:p text:style-name="Table_20_Contents">A</text:p>
          </table:table-cell>
          <table:table-cell table:style-name="Tableau2.B2" office:value-type="string">
            <text:p text:style-name="Table_20_Contents">3-0=3</text:p>
          </table:table-cell>
        </table:table-row>
        <table:table-row>
          <table:table-cell table:style-name="Tableau2.A2" office:value-type="string">
            <text:p text:style-name="Table_20_Contents">B</text:p>
          </table:table-cell>
          <table:table-cell table:style-name="Tableau2.B2" office:value-type="string">
            <text:p text:style-name="Table_20_Contents">9-1=8</text:p>
          </table:table-cell>
        </table:table-row>
        <table:table-row>
          <table:table-cell table:style-name="Tableau2.A2" office:value-type="string">
            <text:p text:style-name="Table_20_Contents">C</text:p>
          </table:table-cell>
          <table:table-cell table:style-name="Tableau2.B2" office:value-type="string">
            <text:p text:style-name="Table_20_Contents">13-4=9</text:p>
          </table:table-cell>
        </table:table-row>
        <table:table-row>
          <table:table-cell table:style-name="Tableau2.A2" office:value-type="string">
            <text:p text:style-name="Table_20_Contents">D</text:p>
          </table:table-cell>
          <table:table-cell table:style-name="Tableau2.B2" office:value-type="string">
            <text:p text:style-name="Table_20_Contents">15-6=9</text:p>
          </table:table-cell>
        </table:table-row>
        <table:table-row>
          <table:table-cell table:style-name="Tableau2.A2" office:value-type="string">
            <text:p text:style-name="Table_20_Contents">E</text:p>
          </table:table-cell>
          <table:table-cell table:style-name="Tableau2.B2" office:value-type="string">
            <text:p text:style-name="Table_20_Contents">16-7=9</text:p>
          </table:table-cell>
        </table:table-row>
      </table:table>
      <text:p text:style-name="P2"/>
      <text:p text:style-name="P2">Temps moyen (3+8+9+9+9)/5 = 38/5 = 7.6</text:p>
      <text:p text:style-name="P2"/>
      <text:p text:style-name="P1">Temps d'attente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</text:p>
          </table:table-cell>
          <table:table-cell table:style-name="Tableau3.B1" office:value-type="string">
            <text:p text:style-name="Table_20_Contents">3-3=0</text:p>
          </table:table-cell>
        </table:table-row>
        <table:table-row>
          <table:table-cell table:style-name="Tableau3.A2" office:value-type="string">
            <text:p text:style-name="Table_20_Contents">B</text:p>
          </table:table-cell>
          <table:table-cell table:style-name="Tableau3.B2" office:value-type="string">
            <text:p text:style-name="Table_20_Contents">8-6=2</text:p>
          </table:table-cell>
        </table:table-row>
        <table:table-row>
          <table:table-cell table:style-name="Tableau3.A2" office:value-type="string">
            <text:p text:style-name="Table_20_Contents">C</text:p>
          </table:table-cell>
          <table:table-cell table:style-name="Tableau3.B2" office:value-type="string">
            <text:p text:style-name="Table_20_Contents">9-4=5</text:p>
          </table:table-cell>
        </table:table-row>
        <table:table-row>
          <table:table-cell table:style-name="Tableau3.A2" office:value-type="string">
            <text:p text:style-name="Table_20_Contents">D</text:p>
          </table:table-cell>
          <table:table-cell table:style-name="Tableau3.B2" office:value-type="string">
            <text:p text:style-name="Table_20_Contents">9-2=7</text:p>
          </table:table-cell>
        </table:table-row>
        <table:table-row>
          <table:table-cell table:style-name="Tableau3.A2" office:value-type="string">
            <text:p text:style-name="Table_20_Contents">E</text:p>
          </table:table-cell>
          <table:table-cell table:style-name="Tableau3.B2" office:value-type="string">
            <text:p text:style-name="Table_20_Contents">9-1=8</text:p>
          </table:table-cell>
        </table:table-row>
      </table:table>
      <text:p text:style-name="P2"/>
      <text:p text:style-name="P2">S.J.F</text:p>
      <table:table table:name="Tableau4" table:style-name="Tableau4">
        <table:table-column table:style-name="Tableau4.A" table:number-columns-repeated="15"/>
        <table:table-column table:style-name="Tableau4.P"/>
        <table:table-row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3</text:p>
          </table:table-cell>
          <table:table-cell table:style-name="Tableau4.A1" office:value-type="string">
            <text:p text:style-name="Table_20_Contents">4</text:p>
          </table:table-cell>
          <table:table-cell table:style-name="Tableau4.A1" office:value-type="string">
            <text:p text:style-name="Table_20_Contents">5</text:p>
          </table:table-cell>
          <table:table-cell table:style-name="Tableau4.A1" office:value-type="string">
            <text:p text:style-name="Table_20_Contents">6</text:p>
          </table:table-cell>
          <table:table-cell table:style-name="Tableau4.A1" office:value-type="string">
            <text:p text:style-name="Table_20_Contents">7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9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A1" office:value-type="string">
            <text:p text:style-name="Table_20_Contents">11</text:p>
          </table:table-cell>
          <table:table-cell table:style-name="Tableau4.A1" office:value-type="string">
            <text:p text:style-name="Table_20_Contents">12</text:p>
          </table:table-cell>
          <table:table-cell table:style-name="Tableau4.A1" office:value-type="string">
            <text:p text:style-name="Table_20_Contents">13</text:p>
          </table:table-cell>
          <table:table-cell table:style-name="Tableau4.A1" office:value-type="string">
            <text:p text:style-name="Table_20_Contents">14</text:p>
          </table:table-cell>
          <table:table-cell table:style-name="Tableau4.A1" office:value-type="string">
            <text:p text:style-name="Table_20_Contents">15</text:p>
          </table:table-cell>
          <table:table-cell table:style-name="Tableau4.P1" office:value-type="string">
            <text:p text:style-name="Table_20_Contents">16</text:p>
          </table:table-cell>
        </table:table-row>
        <table:table-row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A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B</text:p>
          </table:table-cell>
          <table:table-cell table:style-name="Tableau4.A2" office:value-type="string">
            <text:p text:style-name="Table_20_Contents">E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D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A2" office:value-type="string">
            <text:p text:style-name="Table_20_Contents">C</text:p>
          </table:table-cell>
          <table:table-cell table:style-name="Tableau4.P2" office:value-type="string">
            <text:p text:style-name="Table_20_Contents">C</text:p>
          </table:table-cell>
        </table:table-row>
      </table:table>
      <text:p text:style-name="P2"/>
      <text:p text:style-name="P2"/>
      <text:p text:style-name="P2"/>
      <text:p text:style-name="P2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">D2lai de rotation</text:p>
          </table:table-cell>
          <table:covered-table-cell/>
        </table:table-row>
        <table:table-row>
          <table:table-cell table:style-name="Tableau5.A2" office:value-type="string">
            <text:p text:style-name="Table_20_Contents">A</text:p>
          </table:table-cell>
          <table:table-cell table:style-name="Tableau5.B2" office:value-type="string">
            <text:p text:style-name="Table_20_Contents">3-0=3</text:p>
          </table:table-cell>
        </table:table-row>
        <table:table-row>
          <table:table-cell table:style-name="Tableau5.A2" office:value-type="string">
            <text:p text:style-name="Table_20_Contents">B</text:p>
          </table:table-cell>
          <table:table-cell table:style-name="Tableau5.B2" office:value-type="string">
            <text:p text:style-name="Table_20_Contents">9-1=8</text:p>
          </table:table-cell>
        </table:table-row>
        <table:table-row>
          <table:table-cell table:style-name="Tableau5.A2" office:value-type="string">
            <text:p text:style-name="Table_20_Contents">C</text:p>
          </table:table-cell>
          <table:table-cell table:style-name="Tableau5.B2" office:value-type="string">
            <text:p text:style-name="Table_20_Contents">18-4=12</text:p>
          </table:table-cell>
        </table:table-row>
        <table:table-row>
          <table:table-cell table:style-name="Tableau5.A2" office:value-type="string">
            <text:p text:style-name="Table_20_Contents">D</text:p>
          </table:table-cell>
          <table:table-cell table:style-name="Tableau5.B2" office:value-type="string">
            <text:p text:style-name="Table_20_Contents">12-6=6</text:p>
          </table:table-cell>
        </table:table-row>
        <table:table-row>
          <table:table-cell table:style-name="Tableau5.A2" office:value-type="string">
            <text:p text:style-name="Table_20_Contents">E</text:p>
          </table:table-cell>
          <table:table-cell table:style-name="Tableau5.B2" office:value-type="string">
            <text:p text:style-name="Table_20_Contents">10-7</text:p>
          </table:table-cell>
        </table:table-row>
      </table:table>
      <text:p text:style-name="Standard"/>
      <text:p text:style-name="Standard">Temps moyen (3+8+3+6+12)/5 = 32/5 = 6.4</text:p>
      <text:p text:style-name="Standard"/>
      <text:p text:style-name="Standard">Ordonnancement de systèmes interactifs</text:p>
      <text:p text:style-name="Standard">Round-robin Scheduling (tourniquet)</text:p>
      <text:p text:style-name="Standard">Chaque processus se voit attribuer un intervalle de temps appelé <text:span text:style-name="T4">quantum</text:span><text:span text:style-name="T1">, pendant lequel il est autorisé à s'exécuter . Si <text:s/>à l'issue de son quantum, le processus est toujours en train de s'exécuter, le processeur est préempté et attribué à un autre processus. Si le processus à bloqué ou est terminé avant la fin du quantum, le basculement de l'U.C est effectué directement.</text:span></text:p>
      <text:p text:style-name="P2"/>
      <text:p text:style-name="P2">L'ordonnanceur maintient maintient une liste des processus exécutables. Lorsqu'un processus à utilisé son quantum il est replacé en queue de liste.</text:p>
      <text:p text:style-name="P2"/>
      <text:p text:style-name="P2">La question du choix du quantum est essentielle car le changement de processus est coûteux.</text:p>
      <text:p text:style-name="P2">Supposons que le temps de changement de processus soit d'une milliseconde et que le quantum soit de 4 ms</text:p>
      <text:p text:style-name="P2">Apres 4 ms de traitement le processeur doit passer 1ms à changer de processus, → 20 % du temps passé en taches d'administration.</text:p>
      <text:p text:style-name="P2">Si on fixe un quantum <text:s/>à <text:s/>ms, le temps perdu n'est plus que de 1%</text:p>
      <text:p text:style-name="P2">Supposons que 50 requêtes arrivent en un temps très court.</text:p>
      <text:p text:style-name="P2"/>
      <text:p text:style-name="P2">Le premier processus s'exécute immédiatement , le second après 100ms et le dernier attend 5 secondes</text:p>
      <text:p text:style-name="P2">Compromis courant : entre 20-50ms</text:p>
      <text:p text:style-name="P2"/>
      <text:p text:style-name="P1">Ordonnancement par priorité :</text:p>
      <text:p text:style-name="P2">en pratique il existe plusieurs catégories de processus dont certains ont un besoin de réactivité plus élevé, il est possible d'affecter à celles-ci un niveau de priorité plus élevé pour les privilégier.</text:p>
      <text:p text:style-name="P2">Une tache prioritaire sera exécutée plus tôt.</text:p>
      <text:p text:style-name="P2">Il faut toutefois faire attention à ce que les processus prioritaires ne monopolisent pas le processeur</text:p>
      <text:p text:style-name="P2"/>
      <text:p text:style-name="P2">Pour cela l'ordonnanceur peut réduire régulièrement le niveau de priorité d'une tache</text:p>
      <text:p text:style-name="P2">les priorités peuvent être affectés statiquement ou dynamiquement. </text:p>
      <text:p text:style-name="P2">Par exemple certains processus sont fortement liés aux entrées-sorties</text:p>
      <text:p text:style-name="P2">Lorsqu'un tel processus à besoin de l'UC , il est intéressant de le privilégier de façon à ce qu'il puisse lancer sa requête d'E/S qui pourra s'exécuter en parallèle des processus traitement.</text:p>
      <text:p text:style-name="P2"/>
      <text:p text:style-name="P2">Un simple algorithme simple consiste à attribuer une priorité d'1/f où f est la fraction du dernier quantum utilisé par le processus.</text:p>
      <text:p text:style-name="P2"/>
      <text:p text:style-name="P2">Un processus qui n'a utilisé qu'1ms de son quantum de 50ms obtient une priorité de 50</text:p>
      <text:p text:style-name="P2">un processus qui n'a utilisé que 25ms au une priorité 2</text:p>
      <text:p text:style-name="P2">un processus qui a utilisé tout son quantum aura une priorité de 1</text:p>
      <text:p text:style-name="P2"><text:soft-page-break/>On regroupe généralement les processus dans des catégories de priorités associés à des files d'attente pour pour lesquelles on utilise l’algorithme du tourniquet</text:p>
      <text:p text:style-name="P2">, Quand une file est vide , on passe au niveau de priorité inférieur.</text:p>
      <text:p text:style-name="P2">Exemple de l'IBM 7094, un des premiers utilisant des priorités.</text:p>
      <text:list xml:id="list819662112" text:style-name="L8">
        <text:list-item>
          <text:p text:style-name="P12">les processus de priorité supérieur étaient exécutés pendant 1 quantum</text:p>
        </text:list-item>
        <text:list-item>
          <text:p text:style-name="P12">les processus de la catégorie inférieur étaient exécutés pendant 2 quanta</text:p>
        </text:list-item>
        <text:list-item>
          <text:p text:style-name="P12">ceux d'en dessous pendant 4 quanta</text:p>
        </text:list-item>
        <text:list-item>
          <text:p text:style-name="P12">etc..</text:p>
        </text:list-item>
        <text:list-item>
          <text:p text:style-name="P12">chaque fois qu'un processus avait utilisé tous ses quanta , il descendait d'une catégories</text:p>
        </text:list-item>
        <text:list-item>
          <text:p text:style-name="P12">cette machine e pouvait contenir qu'un processus en mémoire les autres sont stocké sur le disque</text:p>
        </text:list-item>
        <text:list-item>
          <text:p text:style-name="P12">Objectif : diminuer les accès au disque</text:p>
        </text:list-item>
        <text:list-item>
          <text:p text:style-name="P12">processus ayant besoin de <text:s/>100 quanta</text:p>
          <text:list>
            <text:list-item>
              <text:p text:style-name="P12">Tourniquet pur avec attribution d'un quanta à chaque fois → 100 échanges avec le disque</text:p>
            </text:list-item>
            <text:list-item>
              <text:p text:style-name="P12">IBM 7094</text:p>
              <text:list>
                <text:list-item>
                  <text:p text:style-name="P12">on commence par attribuer 1 quantum puis 2,4,8,16,32,64 → 7 échanges</text:p>
                </text:list-item>
              </text:list>
            </text:list-item>
          </text:list>
        </text:list-item>
        <text:list-item>
          <text:p text:style-name="P12">Pour ne pas pénaliser un processus <text:s/>devenant interactif après une longue phase de traitement, chaque fois que l'utilisateur pressait un retour chariot , le processus appartenant au terminal remontait son niveau de priorité.</text:p>
        </text:list-item>
        <text:list-item>
          <text:p text:style-name="P12">Ordonnancement Garanti</text:p>
          <text:list>
            <text:list-item>
              <text:p text:style-name="P12">si vous travaillez en parallèle avec n utilisateurs vous recevez 1/n de la puissance de calcul</text:p>
            </text:list-item>
            <text:list-item>
              <text:p text:style-name="P12">pour tenir cette promesse, le système doit effectuer le suivi du temps processeur dont chaque processus bénéficié depuis sa création</text:p>
            </text:list-item>
            <text:list-item>
              <text:p text:style-name="P12">Ensuite il doit calculer le temps processeur auquel à droit chaque processus(temps écoulé depuis sa création divisé par n)</text:p>
            </text:list-item>
            <text:list-item>
              <text:p text:style-name="P12">L'algorithme consiste alors à exécuter le processus dont le ratio temps consommé , temps autorisé est le plus faible.</text:p>
            </text:list-item>
          </text:list>
        </text:list-item>
      </text:list>
      <text:p text:style-name="P3"/>
      <text:p text:style-name="P2">19/11/12</text:p>
      <text:p text:style-name="P2"/>
      <text:p text:style-name="P2">Ordonnancement par tirage au sort</text:p>
      <text:list xml:id="list1661248794" text:style-name="L9">
        <text:list-item>
          <text:p text:style-name="P13">la solution précédente est difficile à mettre en œuvre.</text:p>
        </text:list-item>
        <text:list-item>
          <text:p text:style-name="P13">L'algorithme d'ordonnancement par tirage au sort permet d'obtenir des résultats similaires pour une mise en œuvre nettement plus simple.</text:p>
        </text:list-item>
        <text:list-item>
          <text:p text:style-name="P13">Les processus reçoivent des tickets. Chaque fois qu'une décision doit être prise, un billet est choisit au hasard et le processus correspondant est exécuté.</text:p>
        </text:list-item>
        <text:list-item>
          <text:p text:style-name="P13">Un mécanisme de priorité peut être obtenu en attribuant plus de billet au processus de priorité haute.</text:p>
        </text:list-item>
      </text:list>
      <text:p text:style-name="P2"/>
      <text:p text:style-name="P2">Ordonnancement équitable</text:p>
      <text:list xml:id="list833740977" text:style-name="L10">
        <text:list-item>
          <text:p text:style-name="P14">les algorithmes précédents ne tiennent pas compte du propriétaire d'un processus.</text:p>
        </text:list-item>
        <text:list-item>
          <text:p text:style-name="P14">Par conséquent si l'utilisateur 1 lance 9 processus et que l'utilisateur 2 n'en lance qu'un, l'utilisateur <text:s/>récupère 90 % de l'UC(a priorité égales).</text:p>
        </text:list-item>
        <text:list-item>
          <text:p text:style-name="P14">Chaque utilisateur reçoit une fraction de temps de l'UC et l'ordonnanceur sélectionne les processus de façon à respecter cette répartition.</text:p>
        </text:list-item>
        <text:list-item>
          <text:p text:style-name="P14">Exemples : </text:p>
          <text:list>
            <text:list-item>
              <text:p text:style-name="P14">Windows :</text:p>
              <text:list>
                <text:list-item>
                  <text:p text:style-name="P14">MS-DOS et premiers systèmes Windows : pas de multitâches.</text:p>
                </text:list-item>
                <text:list-item>
                  <text:p text:style-name="P14">Windows 3.1 : ordonnancement non-préemptif : les processus ne pouvait pas être <text:soft-page-break/>interrompus.</text:p>
                </text:list-item>
                <text:list-item>
                  <text:p text:style-name="P14">Windows 95 : ordonnancement préemptif. Pour des raisons de compatibilité les programmes 16bits s'exécutaient en mode non-préemptif.</text:p>
                </text:list-item>
                <text:list-item>
                  <text:p text:style-name="P14">Windows NT : vrai système préemptif avec des files d'attentes multiples et la possibilité de modifier la priorité des processus en fonction du temps CPU consommé., des entrées-sorties et du niveau d'interactivité.</text:p>
                </text:list-item>
              </text:list>
            </text:list-item>
            <text:list-item>
              <text:p text:style-name="P14">Mac Os</text:p>
              <text:list>
                <text:list-item>
                  <text:p text:style-name="P14">Mac Os 9 : ordonnancement coopératif combiné à un système de préemption pour assurer la réactivité des taches systèmes.</text:p>
                </text:list-item>
              </text:list>
            </text:list-item>
            <text:list-item>
              <text:p text:style-name="P14">Linux<text:tab/></text:p>
              <text:list>
                <text:list-item>
                  <text:p text:style-name="P14">Linux 2.4 : scheduler O(n)(n:nombre de thread) avec plusieurs files d'attente et niveau de priorité. scheduler préemptif(processus utilisateurs).</text:p>
                </text:list-item>
                <text:list-item>
                  <text:p text:style-name="P14">Linux 2.6 : scheduler en O(1). scheduler préemptif (processus utilisateur et noyaux)</text:p>
                </text:list-item>
              </text:list>
            </text:list-item>
          </text:list>
        </text:list-item>
        <text:list-item>
          <text:p text:style-name="P19">Gestion de la mémoire :</text:p>
          <text:list>
            <text:list-item>
              <text:p text:style-name="P14">Abstraction de la mémoire</text:p>
              <text:list>
                <text:list-item>
                  <text:p text:style-name="P14">la plus simple : pas d'abstraction, c'était le cas des ordinateurs dans les années 60-70.</text:p>
                </text:list-item>
                <text:list-item>
                  <text:p text:style-name="P14">le modèle mémoire présenté au programmeur correspondait à la mémoire physique, en ensemble d'adresses numérotées de 0 à une valeur maximale</text:p>
                </text:list-item>
              </text:list>
            </text:list-item>
            <text:list-item>
              <text:p text:style-name="P14">Exécution de plusieurs programmes</text:p>
              <text:list>
                <text:list-item>
                  <text:list>
                    <text:list-item>
                      <text:p text:style-name="P14">Sans abstraction il n'étais pas possible d'exécuter « simultanément » plusieurs programmes sans utiliser des moyens coûteux. On ne peux admettre qu'un programme modifie les données de l'autre</text:p>
                    </text:list-item>
                    <text:list-item>
                      <text:p text:style-name="P14">Première possibilité : le système d'exploitation recopie sur disque l'intégralité du contenu de la mémoire avant de charger et d'exécuter le processus suivant</text:p>
                    </text:list-item>
                    <text:list-item>
                      <text:p text:style-name="P14">Autre possibilité : <text:s/>en ajoutant de matériel spécialisé exemple : IBM 360</text:p>
                      <text:list>
                        <text:list-item>
                          <text:p text:style-name="P14">la mémoire était divisée, blocs de 2ko à chacun desquels était associé une clé de protection(4bits).</text:p>
                        </text:list-item>
                        <text:list-item>
                          <text:p text:style-name="P14">Le mot d'état du programme contenait lui aussi cette clé et dès qu'un programme cherchait à accéder à ma mémoire avec une clé d'accès incorrecte le 360 effectuait un déroutement. Seul le système d'exploitation pouvait modifier la clé des blocs.</text:p>
                        </text:list-item>
                        <text:list-item>
                          <text:p text:style-name="P14">Problème : si de programme différents veulent faire un saut « à la même adresse » , ex 1&amp;2 veulent aller a leur adresse 28, il est nécessaire de stocker quelque part un décalage pour retrouver l'adresse physique où sont stockées les données.</text:p>
                        </text:list-item>
                        <text:list-item>
                          <text:p text:style-name="P14">Solution du 360 : réallocation statique qui modifie au chargement du programme toutes les adresses manipulées par ce programme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Espaces d'adressage :<text:span text:style-name="T1"> (première abstraction)</text:span></text:p>
              <text:list>
                <text:list-item>
                  <text:p text:style-name="P14">de la même manière qu'un processus est un abstraction d'un programme en cours d'exécution, l'espace d'adressage est un abstraction <text:s/>de la mémoire d'un programme.</text:p>
                </text:list-item>
              </text:list>
            </text:list-item>
            <text:list-item>
              <text:p text:style-name="P19">Registres de base et de limite :</text:p>
              <text:list>
                <text:list-item>
                  <text:p text:style-name="P14">réallocation dynamique en mappant l’espace d'adressage de chaque processus sur une partie de la mémoire physique. (exemple : Intel 8088).</text:p>
                </text:list-item>
                <text:list-item>
                  <text:p text:style-name="P14">À l'exécution l'OS range dans le registre de base l'adresse physique de début du programme et dans celui de limite l'adresse de fin.</text:p>
                </text:list-item>
                <text:list-item>
                  <text:p text:style-name="P14">À chaque accès mémoire , L'UC ajoute à l'adresse le registre de base en s'assurant qu'on ne dépasse pas la limite</text:p>
                </text:list-item>
                <text:list-item>
                  <text:p text:style-name="P14">Mécanisme de va et vient : </text:p>
                  <text:list>
                    <text:list-item>
                      <text:p text:style-name="P14">Si la mémoire physique est suffisante pour accueillir tous les programmes cette méthode est suffisante mais c'est rarement le cas.</text:p>
                    </text:list-item>
                    <text:list-item>
                      <text:p text:style-name="P19"><text:soft-page-break/>Deux stratégies possibles</text:p>
                      <text:list>
                        <text:list-item>
                          <text:p text:style-name="P19"><text:span text:style-name="T2">va et vient</text:span><text:span text:style-name="T1">(swapping) consiste à considérer chaque processus dans son intégralité (exécution puis placement sur le disque).</text:span></text:p>
                        </text:list-item>
                        <text:list-item>
                          <text:p text:style-name="P19"><text:span text:style-name="T2">Mémoire virtuelle :</text:span><text:span text:style-name="T1"> permettre aux processus de s'exécuter même lorsqu'ils ne sont que partiellement en mémoire.</text:span></text:p>
                        </text:list-item>
                        <text:list-item>
                          <text:p text:style-name="P14">Le mécanisme de va et vient génère des trous dans la mémoire , il est possible de les éliminer en 'compactant' la mémoire mais cela est coûteux.</text:p>
                        </text:list-item>
                      </text:list>
                    </text:list-item>
                  </text:list>
                </text:list-item>
                <text:list-item>
                  <text:p text:style-name="P19">Gestion de la mémoire libre :</text:p>
                  <text:list>
                    <text:list-item>
                      <text:p text:style-name="P14">Quand la mémoire est attribuée dynamiquement , le système d'exploitation doit gérer son attribution</text:p>
                    </text:list-item>
                    <text:list-item>
                      <text:p text:style-name="P14">Deux façon usuelles de gérer la mémoire libre :</text:p>
                      <text:list>
                        <text:list-item>
                          <text:p text:style-name="P14">Tables de bits : </text:p>
                          <text:list>
                            <text:list-item>
                              <text:p text:style-name="P14">la mémoire est répartie en unités d'allocation(dont la taille peut varier de quelques mots à plusieurs kilo-octets) </text:p>
                            </text:list-item>
                            <text:list-item>
                              <text:p text:style-name="P14">Chaque case contient un booléen indiquant la disponibilité du bloc correspondant.</text:p>
                            </text:list-item>
                            <text:list-item>
                              <text:p text:style-name="P14">la Taille des unités est importante en terme de bonne gestion.</text:p>
                            </text:list-item>
                            <text:list-item>
                              <text:p text:style-name="P14">Cette méthode offre un moyen simple de garder une trace des mots mémoire dans une quantité fixée de mémoire.</text:p>
                            </text:list-item>
                            <text:list-item>
                              <text:p text:style-name="P22">Inconvénient : parcours de la table pour trouver k éléments successifs coûteux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Gestion de la mémoire libre avec des listes chaînées</text:p>
      <text:list xml:id="list1653811762" text:style-name="L11">
        <text:list-item>
          <text:p text:style-name="P15">on considère des segments qui représentent soit des processus soit des « trous »</text:p>
        </text:list-item>
        <text:list-item>
          <text:p text:style-name="P15">chaque segment décrit le début et la fin de la zone concernée</text:p>
        </text:list-item>
      </text:list>
      <text:p text:style-name="P2"/>
      <text:list xml:id="list1710039422" text:style-name="L12">
        <text:list-item>
          <text:p text:style-name="P16">la liste des segments est ici triée par adresse ce qui est pratique car lorsqu'un processus se termine , ou est transféré , la mise à jour est directe si on utilise une liste doublement chainée.</text:p>
        </text:list-item>
        <text:list-item>
          <text:p text:style-name="P16">Un processus qui se termine à généralement deux voisins ce qui conduit aux cas de figure suivants :</text:p>
          <text:list>
            <text:list-item>
              <text:p text:style-name="P16">Avant que X termine</text:p>
            </text:list-item>
            <text:list-item>
              <text:p text:style-name="P16">Après que x termine</text:p>
            </text:list-item>
          </text:list>
        </text:list-item>
        <text:list-item>
          <text:p text:style-name="P16">Quand un processus et les trous sont indiqués dans un liste triée par adresse , plusieurs algorithmes peuvent être utilisés pour allouer de la mémoire.</text:p>
          <text:list>
            <text:list-item>
              <text:p text:style-name="P16">L'algorithme le plus simple : première zone libre(first fit)</text:p>
              <text:list>
                <text:list-item>
                  <text:p text:style-name="P16">on recherche le premier trou suffisamment grand qui est ensuite séparé en deux parties, le processus et le trou restant(si nécessaire)</text:p>
                </text:list-item>
              </text:list>
            </text:list-item>
            <text:list-item>
              <text:p text:style-name="P16">un variante de la première zone libre est l'algorithme de la zone libre suivante. À chaque recherche on mémorise la position trouvée et le prochain parcours se fera a partir de cette adresse.</text:p>
              <text:list>
                <text:list-item>
                  <text:p text:style-name="P16">Les performances sont légèrement meilleures.</text:p>
                </text:list-item>
              </text:list>
            </text:list-item>
            <text:list-item>
              <text:p text:style-name="P16">Algorithme du meilleur ajustement (best fit)</text:p>
              <text:list>
                <text:list-item>
                  <text:p text:style-name="P16">On choisit un trou de taille minimal pour éviter les pertes de mémoires</text:p>
                </text:list-item>
                <text:list-item>
                  <text:p text:style-name="P16">Inconvénient : parcours de toute la liste</text:p>
                </text:list-item>
              </text:list>
            </text:list-item>
            <text:list-item>
              <text:p text:style-name="P16">la rapidité de ces algorithmes peut être améliorée si on considère des listes séparées pour les processus et les trous.</text:p>
            </text:list-item>
            <text:list-item>
              <text:p text:style-name="P16">Cette accélération se paye <text:s/>à la libération de la mémoire puisqu'il faut supprimer un élément de la liste des processus et en ajouter un dans la liste des trous.</text:p>
            </text:list-item>
            <text:list-item>
              <text:p text:style-name="P16">L'algorithme du placement rapide(quick fit)</text:p>
              <text:list>
                <text:list-item>
                  <text:p text:style-name="P16"><text:soft-page-break/>gère des listes séparées pour certaines tailles les plus demandées, ce qui accélère la recherche.</text:p>
                </text:list-item>
              </text:list>
            </text:list-item>
          </text:list>
        </text:list-item>
        <text:list-item>
          <text:p text:style-name="P16">Mémoire virtuelle.</text:p>
          <text:list>
            <text:list-item>
              <text:p text:style-name="P16">La quantité d'espace mémoire disponible n'est pas suffisante pour permettre l'exécution des tous les processus présents à un moment donnée.</text:p>
            </text:list-item>
            <text:list-item>
              <text:p text:style-name="P16">Dans les années 60, la solution consistait à diviser le programme en parties, appelées segments de recouvrement (overlays)</text:p>
            </text:list-item>
            <text:list-item>
              <text:p text:style-name="P16">le segment 0 était exécuté en premier et chaque segment pouvait en charger d'autres depuis le disque.</text:p>
            </text:list-item>
            <text:list-item>
              <text:p text:style-name="P16">La gestion de ces segments reposait sur le programmeur</text:p>
            </text:list-item>
            <text:list-item>
              <text:p text:style-name="P16">la notion de mémoire virtuelle regroupe les techniques d'automatisation de la gestion de ces segments.</text:p>
            </text:list-item>
            <text:list-item>
              <text:p text:style-name="P16">Chaque programme dispose de son propre espace d'adressage découpé en petites entités appelées pages</text:p>
            </text:list-item>
            <text:list-item>
              <text:p text:style-name="P16">Le pages sont mappées sur la mémoire physique mais le programme peut s'exécuter sans que toutes ses pages soient en mémoire.</text:p>
            </text:list-item>
            <text:list-item>
              <text:p text:style-name="P16">Lorsque le programme fait référence à une partie de son espace d'adressage, le matériel fait la correspondance au vol.</text:p>
              <text:list>
                <text:list-item>
                  <text:p text:style-name="P16">si la partie référencée n'est pas en mémoire , le système d'exploitation prend la main pour charger en mémoire ce qui manque , éventuellement à la place d'une autre page.</text:p>
                </text:list-item>
                <text:list-item>
                  <text:p text:style-name="P16">Les adresses générées par le programme sont appelées adresses virtuelles et elles forment l'espace d'adressage.</text:p>
                </text:list-item>
                <text:list-item>
                  <text:p text:style-name="P16">Dans les ordinateurs avec mémoire virtuelle, les adresses passent par une unité de gestion mémoire(MMU : Memory Management Unit).</text:p>
                </text:list-item>
                <text:list-item>
                  <text:p text:style-name="P16">La MMU repose pour la conversion sur une table des pages chargées en mémoire.</text:p>
                </text:list-item>
                <text:list-item>
                  <text:p text:style-name="P16">L'espace d'adressage virtuel est divisé en pages. Les unités correspondantes e, mémoire physique sont appelés cadres de page.</text:p>
                </text:list-item>
                <text:list-item>
                  <text:p text:style-name="P16">La table de page maintient les liens entre pages et cadres de page.</text:p>
                </text:list-item>
                <text:list-item>
                  <text:p text:style-name="P16">Adresses virtuelles de 0 à 64Ko pour une mémoire physique de 32Ko</text:p>
                </text:list-item>
                <text:list-item>
                  <text:p text:style-name="P16">Fonctionnement de la MMU avec des adresses virtuelles sur 16bits et des pages de 4ko</text:p>
                </text:list-item>
                <text:list-item>
                  <text:p text:style-name="P16">L'adresse virtuelle est divisée en deux parties , un numéro de pages sur 4 bits et un décalages de 12 bits</text:p>
                </text:list-item>
                <text:list-item>
                  <text:p text:style-name="P16">Avec 4 bits pour le numéro de page , on peut avoir 16 pages et avec 12 bits pour le décalage on peut adresser les 4ko d'une page. </text:p>
                </text:list-item>
                <text:list-item>
                  <text:p text:style-name="P16">La structure exacte d'une entrée de la table des pages dépend fortement de la machine, mais on y trouve les informations suivantes</text:p>
                  <text:list>
                    <text:list-item>
                      <text:p text:style-name="P16">le numéro de cache de page</text:p>
                    </text:list-item>
                    <text:list-item>
                      <text:p text:style-name="P16">le bit de présence</text:p>
                    </text:list-item>
                    <text:list-item>
                      <text:p text:style-name="P16">des bits de protection précisent le type d'accès autorisé</text:p>
                    </text:list-item>
                    <text:list-item>
                      <text:p text:style-name="P16">deux bits « modifiée » et « référencée »</text:p>
                    </text:list-item>
                  </text:list>
                </text:list-item>
                <text:list-item>
                  <text:p text:style-name="P16">Quand une page à un accès en écriture, le bit « modifiée » est mis à 1 par le matériel. Ce bit est nécessaire lorsque le système doit décharger une page</text:p>
                  <text:list>
                    <text:list-item>
                      <text:p text:style-name="P16">si elle à été modifiée(dirty) elle doit être écrite sur le disque.</text:p>
                    </text:list-item>
                    <text:list-item>
                      <text:p text:style-name="P16">Sinon (clean) elle est simplement retirée de la mémoire</text:p>
                    </text:list-item>
                  </text:list>
                </text:list-item>
                <text:list-item>
                  <text:p text:style-name="P16">le bit « référencé » est mis a 1 lorsque la page est consultée(lecture ou écriture) permet d'aider l'OS à choisir la page à évincer.</text:p>
                </text:list-item>
                <text:list-item>
                  <text:p text:style-name="P16">Un bit permettant d'inhiber le cache pour une page(important pour des pages utilisées pour communiquer avec le matériel)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11-26T10:01:32</dc:date>
    <dc:creator>Whoopgap </dc:creator>
    <meta:editing-duration>PT7H52M43S</meta:editing-duration>
    <meta:editing-cycles>176</meta:editing-cycles>
    <meta:generator>LibreOffice/3.5$Linux_X86_64 LibreOffice_project/350m1$Build-2</meta:generator>
    <meta:document-statistic meta:table-count="5" meta:image-count="0" meta:object-count="0" meta:page-count="14" meta:paragraph-count="566" meta:word-count="4992" meta:character-count="28719" meta:non-whitespace-character-count="24673"/>
  </office:meta>
</office:document-meta>
</file>